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SO-3166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Alpha-2</text:p>
          </table:table-cell>
          <table:table-cell office:value-type="string">
            <text:p>Alpha-3</text:p>
          </table:table-cell>
          <table:table-cell office:value-type="string">
            <text:p>Numeric</text:p>
          </table:table-cell>
          <table:table-cell office:value-type="string">
            <text:p>ISO3166-2codes</text:p>
          </table:table-cell>
          <table:table-cell office:value-type="string">
            <text:p>en</text:p>
          </table:table-cell>
          <table:table-cell office:value-type="string">
            <text:p>hu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ISO3166-2:AD</text:p>
          </table:table-cell>
          <table:table-cell table:number-columns-repeated="3" office:value-type="string">
            <text:p>Andorra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ISO3166-2:AE</text:p>
          </table:table-cell>
          <table:table-cell office:value-type="string">
            <text:p>United Arab Emirates</text:p>
          </table:table-cell>
          <table:table-cell office:value-type="string">
            <text:p>Egyesült Arab Emírségek</text:p>
          </table:table-cell>
          <table:table-cell office:value-type="string">
            <text:p>Emiratos Árabes Unidos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ISO3166-2:AF</text:p>
          </table:table-cell>
          <table:table-cell office:value-type="string">
            <text:p>Afghanistan</text:p>
          </table:table-cell>
          <table:table-cell office:value-type="string">
            <text:p>Afganisztán</text:p>
          </table:table-cell>
          <table:table-cell office:value-type="string">
            <text:p>Afganistán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ISO3166-2:AG</text:p>
          </table:table-cell>
          <table:table-cell office:value-type="string">
            <text:p>Antigua and Barbuda</text:p>
          </table:table-cell>
          <table:table-cell office:value-type="string">
            <text:p>Antigua és Barbuda</text:p>
          </table:table-cell>
          <table:table-cell office:value-type="string">
            <text:p>Antigua y Barbuda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ISO3166-2:AI</text:p>
          </table:table-cell>
          <table:table-cell table:number-columns-repeated="2" office:value-type="string">
            <text:p>Anguilla</text:p>
          </table:table-cell>
          <table:table-cell office:value-type="string">
            <text:p>Anguila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ISO3166-2:AL</text:p>
          </table:table-cell>
          <table:table-cell office:value-type="string">
            <text:p>Albania</text:p>
          </table:table-cell>
          <table:table-cell office:value-type="string">
            <text:p>Albánia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ISO3166-2:AM</text:p>
          </table:table-cell>
          <table:table-cell office:value-type="string">
            <text:p>Armenia</text:p>
          </table:table-cell>
          <table:table-cell office:value-type="string">
            <text:p>Örményország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float" office:value="530">
            <text:p>530</text:p>
          </table:table-cell>
          <table:table-cell office:value-type="string">
            <text:p>ISO3166-2:AN</text:p>
          </table:table-cell>
          <table:table-cell office:value-type="string">
            <text:p>Netherlands Antilles</text:p>
          </table:table-cell>
          <table:table-cell office:value-type="string">
            <text:p>Holland Antillák</text:p>
          </table:table-cell>
          <table:table-cell office:value-type="string">
            <text:p>Antillas Neerlandesas</text:p>
          </table:table-cell>
        </table:table-row>
        <table:table-row table:style-name="ro1"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ISO3166-2:AO</text:p>
          </table:table-cell>
          <table:table-cell table:number-columns-repeated="3" office:value-type="string">
            <text:p>Angola</text:p>
          </table:table-cell>
        </table:table-row>
        <table:table-row table:style-name="ro1"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float" office:value="10">
            <text:p>10</text:p>
          </table:table-cell>
          <table:table-cell office:value-type="string">
            <text:p>ISO3166-2:AQ</text:p>
          </table:table-cell>
          <table:table-cell office:value-type="string">
            <text:p>Antarctica</text:p>
          </table:table-cell>
          <table:table-cell office:value-type="string">
            <text:p>Antarktisz</text:p>
          </table:table-cell>
          <table:table-cell office:value-type="string">
            <text:p>Antártida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ISO3166-2:AR</text:p>
          </table:table-cell>
          <table:table-cell office:value-type="string">
            <text:p>Argentina</text:p>
          </table:table-cell>
          <table:table-cell office:value-type="string">
            <text:p>Argentína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ISO3166-2:AS</text:p>
          </table:table-cell>
          <table:table-cell office:value-type="string">
            <text:p>American Samoa</text:p>
          </table:table-cell>
          <table:table-cell office:value-type="string">
            <text:p>Amerikai Szamoa</text:p>
          </table:table-cell>
          <table:table-cell office:value-type="string">
            <text:p>Samoa Americana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ISO3166-2:AT</text:p>
          </table:table-cell>
          <table:table-cell office:value-type="string">
            <text:p>Austria</text:p>
          </table:table-cell>
          <table:table-cell office:value-type="string">
            <text:p>Ausztria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ISO3166-2:AU</text:p>
          </table:table-cell>
          <table:table-cell office:value-type="string">
            <text:p>Australia</text:p>
          </table:table-cell>
          <table:table-cell office:value-type="string">
            <text:p>Ausztrália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ISO3166-2:AW</text:p>
          </table:table-cell>
          <table:table-cell table:number-columns-repeated="3" office:value-type="string">
            <text:p>Aruba</text:p>
          </table:table-cell>
        </table:table-row>
        <table:table-row table:style-name="ro1"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float" office:value="248">
            <text:p>248</text:p>
          </table:table-cell>
          <table:table-cell office:value-type="string">
            <text:p>ISO3166-2:AX</text:p>
          </table:table-cell>
          <table:table-cell office:value-type="string">
            <text:p>Åland Islands</text:p>
          </table:table-cell>
          <table:table-cell table:number-columns-repeated="2" office:value-type="string">
            <text:p>Åland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ISO3166-2:AZ</text:p>
          </table:table-cell>
          <table:table-cell office:value-type="string">
            <text:p>Azerbaijan</text:p>
          </table:table-cell>
          <table:table-cell office:value-type="string">
            <text:p>Azerbajdzsán</text:p>
          </table:table-cell>
          <table:table-cell office:value-type="string">
            <text:p>Azerbaiyán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ISO3166-2:BA</text:p>
          </table:table-cell>
          <table:table-cell office:value-type="string">
            <text:p>Bosnia and Herzegovina</text:p>
          </table:table-cell>
          <table:table-cell office:value-type="string">
            <text:p>Bosznia-Hercegovina</text:p>
          </table:table-cell>
          <table:table-cell office:value-type="string">
            <text:p>Bosnia y Herzegovina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ISO3166-2:BB</text:p>
          </table:table-cell>
          <table:table-cell table:number-columns-repeated="3" office:value-type="string">
            <text:p>Barbados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ISO3166-2:BD</text:p>
          </table:table-cell>
          <table:table-cell office:value-type="string">
            <text:p>Bangladesh</text:p>
          </table:table-cell>
          <table:table-cell office:value-type="string">
            <text:p>Banglades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ISO3166-2:BE</text:p>
          </table:table-cell>
          <table:table-cell table:number-columns-repeated="2" office:value-type="string">
            <text:p>Belgium</text:p>
          </table:table-cell>
          <table:table-cell office:value-type="string">
            <text:p>Bélgica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ISO3166-2:BF</text:p>
          </table:table-cell>
          <table:table-cell table:number-columns-repeated="3" office:value-type="string">
            <text:p>Burkina Faso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ISO3166-2:BG</text:p>
          </table:table-cell>
          <table:table-cell office:value-type="string">
            <text:p>Bulgaria</text:p>
          </table:table-cell>
          <table:table-cell office:value-type="string">
            <text:p>Bulgária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ISO3166-2:BH</text:p>
          </table:table-cell>
          <table:table-cell office:value-type="string">
            <text:p>Bahrain</text:p>
          </table:table-cell>
          <table:table-cell office:value-type="string">
            <text:p>Bahrein</text:p>
          </table:table-cell>
          <table:table-cell office:value-type="string">
            <text:p>Bahréin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ISO3166-2:BI</text:p>
          </table:table-cell>
          <table:table-cell table:number-columns-repeated="3" office:value-type="string">
            <text:p>Burundi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ISO3166-2:BJ</text:p>
          </table:table-cell>
          <table:table-cell table:number-columns-repeated="2" office:value-type="string">
            <text:p>Benin</text:p>
          </table:table-cell>
          <table:table-cell office:value-type="string">
            <text:p>Benín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ISO3166-2:BL</text:p>
          </table:table-cell>
          <table:table-cell office:value-type="string">
            <text:p>Saint Barthélemy</text:p>
          </table:table-cell>
          <table:table-cell/>
          <table:table-cell office:value-type="string">
            <text:p>San Bartolomé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ISO3166-2:BM</text:p>
          </table:table-cell>
          <table:table-cell table:number-columns-repeated="2" office:value-type="string">
            <text:p>Bermuda</text:p>
          </table:table-cell>
          <table:table-cell office:value-type="string">
            <text:p>Bermudas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ISO3166-2:BN</text:p>
          </table:table-cell>
          <table:table-cell office:value-type="string">
            <text:p>Brunei Darussalam</text:p>
          </table:table-cell>
          <table:table-cell office:value-type="string">
            <text:p>Brunei</text:p>
          </table:table-cell>
          <table:table-cell office:value-type="string">
            <text:p>Brunéi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ISO3166-2:BO</text:p>
          </table:table-cell>
          <table:table-cell office:value-type="string">
            <text:p>Bolivia, Plurinational State of</text:p>
          </table:table-cell>
          <table:table-cell office:value-type="string">
            <text:p>Bolívia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ISO3166-2:BR</text:p>
          </table:table-cell>
          <table:table-cell office:value-type="string">
            <text:p>Brazil</text:p>
          </table:table-cell>
          <table:table-cell office:value-type="string">
            <text:p>Brazília</text:p>
          </table:table-cell>
          <table:table-cell office:value-type="string">
            <text:p>Brasil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ISO3166-2:BS</text:p>
          </table:table-cell>
          <table:table-cell office:value-type="string">
            <text:p>Bahamas</text:p>
          </table:table-cell>
          <table:table-cell office:value-type="string">
            <text:p>Bahama-szigetek</text:p>
          </table:table-cell>
          <table:table-cell office:value-type="string">
            <text:p>Bahamas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ISO3166-2:BT</text:p>
          </table:table-cell>
          <table:table-cell office:value-type="string">
            <text:p>Bhutan</text:p>
          </table:table-cell>
          <table:table-cell office:value-type="string">
            <text:p>Bhután</text:p>
          </table:table-cell>
          <table:table-cell office:value-type="string">
            <text:p>Bután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ISO3166-2:BV</text:p>
          </table:table-cell>
          <table:table-cell office:value-type="string">
            <text:p>Bouvet Island</text:p>
          </table:table-cell>
          <table:table-cell office:value-type="string">
            <text:p>Bouvet-sziget</text:p>
          </table:table-cell>
          <table:table-cell office:value-type="string">
            <text:p>Isla Bouvet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ISO3166-2:BW</text:p>
          </table:table-cell>
          <table:table-cell table:number-columns-repeated="2" office:value-type="string">
            <text:p>Botswana</text:p>
          </table:table-cell>
          <table:table-cell office:value-type="string">
            <text:p>Botsuan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ISO3166-2:BY</text:p>
          </table:table-cell>
          <table:table-cell office:value-type="string">
            <text:p>Belarus</text:p>
          </table:table-cell>
          <table:table-cell office:value-type="string">
            <text:p>Fehéroroszország</text:p>
          </table:table-cell>
          <table:table-cell office:value-type="string">
            <text:p>Bielorrusia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ISO3166-2:BZ</text:p>
          </table:table-cell>
          <table:table-cell table:number-columns-repeated="2" office:value-type="string">
            <text:p>Belize</text:p>
          </table:table-cell>
          <table:table-cell office:value-type="string">
            <text:p>Belic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ISO3166-2:CA</text:p>
          </table:table-cell>
          <table:table-cell office:value-type="string">
            <text:p>Canada</text:p>
          </table:table-cell>
          <table:table-cell office:value-type="string">
            <text:p>Kanada</text:p>
          </table:table-cell>
          <table:table-cell office:value-type="string">
            <text:p>Canadá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ISO3166-2:CC</text:p>
          </table:table-cell>
          <table:table-cell office:value-type="string">
            <text:p>Cocos (Keeling) Islands</text:p>
          </table:table-cell>
          <table:table-cell office:value-type="string">
            <text:p>Kókusz (Keeling)-szigetek</text:p>
          </table:table-cell>
          <table:table-cell office:value-type="string">
            <text:p>Islas Cocos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ISO3166-2:CD</text:p>
          </table:table-cell>
          <table:table-cell office:value-type="string">
            <text:p>Congo, the Democratic Republic of the</text:p>
          </table:table-cell>
          <table:table-cell office:value-type="string">
            <text:p>Kongói Demokratikus Köztársaság (Zaire)</text:p>
          </table:table-cell>
          <table:table-cell office:value-type="string">
            <text:p>República Democrática del Congo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ISO3166-2:CF</text:p>
          </table:table-cell>
          <table:table-cell office:value-type="string">
            <text:p>Central African Republic</text:p>
          </table:table-cell>
          <table:table-cell office:value-type="string">
            <text:p>Közép-Afrika</text:p>
          </table:table-cell>
          <table:table-cell office:value-type="string">
            <text:p>República Centroafricana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ISO3166-2:CG</text:p>
          </table:table-cell>
          <table:table-cell office:value-type="string">
            <text:p>Congo</text:p>
          </table:table-cell>
          <table:table-cell office:value-type="string">
            <text:p>Kongói Köztársaság (Kongó)</text:p>
          </table:table-cell>
          <table:table-cell office:value-type="string">
            <text:p>República del Congo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ISO3166-2:CH</text:p>
          </table:table-cell>
          <table:table-cell office:value-type="string">
            <text:p>Switzerland</text:p>
          </table:table-cell>
          <table:table-cell office:value-type="string">
            <text:p>Svájc</text:p>
          </table:table-cell>
          <table:table-cell office:value-type="string">
            <text:p>Suiza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ISO3166-2:CI</text:p>
          </table:table-cell>
          <table:table-cell office:value-type="string">
            <text:p>Côte d'Ivoire</text:p>
          </table:table-cell>
          <table:table-cell office:value-type="string">
            <text:p>Elefántcsontpart</text:p>
          </table:table-cell>
          <table:table-cell office:value-type="string">
            <text:p>Costa de Marfil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ISO3166-2:CK</text:p>
          </table:table-cell>
          <table:table-cell office:value-type="string">
            <text:p>Cook Islands</text:p>
          </table:table-cell>
          <table:table-cell office:value-type="string">
            <text:p>Cook-szigetek</text:p>
          </table:table-cell>
          <table:table-cell office:value-type="string">
            <text:p>Islas Cook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ISO3166-2:CL</text:p>
          </table:table-cell>
          <table:table-cell table:number-columns-repeated="3" office:value-type="string">
            <text:p>Chile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ISO3166-2:CM</text:p>
          </table:table-cell>
          <table:table-cell office:value-type="string">
            <text:p>Cameroon</text:p>
          </table:table-cell>
          <table:table-cell office:value-type="string">
            <text:p>Kamerun</text:p>
          </table:table-cell>
          <table:table-cell office:value-type="string">
            <text:p>Camerún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ISO3166-2:CN</text:p>
          </table:table-cell>
          <table:table-cell office:value-type="string">
            <text:p>China</text:p>
          </table:table-cell>
          <table:table-cell office:value-type="string">
            <text:p>Kína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ISO3166-2:CO</text:p>
          </table:table-cell>
          <table:table-cell office:value-type="string">
            <text:p>Colombia</text:p>
          </table:table-cell>
          <table:table-cell office:value-type="string">
            <text:p>Kolumbia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ISO3166-2:CR</text:p>
          </table:table-cell>
          <table:table-cell table:number-columns-repeated="3" office:value-type="string">
            <text:p>Costa Rica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SCG</text:p>
          </table:table-cell>
          <table:table-cell office:value-type="float" office:value="891">
            <text:p>891</text:p>
          </table:table-cell>
          <table:table-cell office:value-type="string">
            <text:p>ISO3166-2:CS</text:p>
          </table:table-cell>
          <table:table-cell office:value-type="string">
            <text:p>Serbia and Montenegro</text:p>
          </table:table-cell>
          <table:table-cell office:value-type="string">
            <text:p>Szerbia és Montenegró</text:p>
          </table:table-cell>
          <table:table-cell/>
        </table:table-row>
        <table:table-row table:style-name="ro1"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ISO3166-2:CU</text:p>
          </table:table-cell>
          <table:table-cell office:value-type="string">
            <text:p>Cuba</text:p>
          </table:table-cell>
          <table:table-cell office:value-type="string">
            <text:p>Kuba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ISO3166-2:CV</text:p>
          </table:table-cell>
          <table:table-cell office:value-type="string">
            <text:p>Cape Verde</text:p>
          </table:table-cell>
          <table:table-cell office:value-type="string">
            <text:p>Zöld-foki Köztársaság</text:p>
          </table:table-cell>
          <table:table-cell office:value-type="string">
            <text:p>Cabo Verde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ISO3166-2:CX</text:p>
          </table:table-cell>
          <table:table-cell office:value-type="string">
            <text:p>Christmas Island</text:p>
          </table:table-cell>
          <table:table-cell office:value-type="string">
            <text:p>Karácsony-sziget</text:p>
          </table:table-cell>
          <table:table-cell office:value-type="string">
            <text:p>Isla de Navidad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ISO3166-2:CY</text:p>
          </table:table-cell>
          <table:table-cell office:value-type="string">
            <text:p>Cyprus</text:p>
          </table:table-cell>
          <table:table-cell office:value-type="string">
            <text:p>Ciprus</text:p>
          </table:table-cell>
          <table:table-cell office:value-type="string">
            <text:p>Chipre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ISO3166-2:CZ</text:p>
          </table:table-cell>
          <table:table-cell office:value-type="string">
            <text:p>Czech Republic</text:p>
          </table:table-cell>
          <table:table-cell office:value-type="string">
            <text:p>Csehország</text:p>
          </table:table-cell>
          <table:table-cell office:value-type="string">
            <text:p>República Checa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ISO3166-2:DE</text:p>
          </table:table-cell>
          <table:table-cell office:value-type="string">
            <text:p>Germany</text:p>
          </table:table-cell>
          <table:table-cell office:value-type="string">
            <text:p>Németország</text:p>
          </table:table-cell>
          <table:table-cell office:value-type="string">
            <text:p>Alemania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ISO3166-2:DJ</text:p>
          </table:table-cell>
          <table:table-cell office:value-type="string">
            <text:p>Djibouti</text:p>
          </table:table-cell>
          <table:table-cell office:value-type="string">
            <text:p>Dzsibuti</text:p>
          </table:table-cell>
          <table:table-cell office:value-type="string">
            <text:p>Yibuti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ISO3166-2:DK</text:p>
          </table:table-cell>
          <table:table-cell office:value-type="string">
            <text:p>Denmark</text:p>
          </table:table-cell>
          <table:table-cell office:value-type="string">
            <text:p>Dánia</text:p>
          </table:table-cell>
          <table:table-cell office:value-type="string">
            <text:p>Dinamarca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ISO3166-2:DM</text:p>
          </table:table-cell>
          <table:table-cell office:value-type="string">
            <text:p>Dominica</text:p>
          </table:table-cell>
          <table:table-cell office:value-type="string">
            <text:p>Dominikai Közösség</text:p>
          </table:table-cell>
          <table:table-cell office:value-type="string">
            <text:p>Dominica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ISO3166-2:DO</text:p>
          </table:table-cell>
          <table:table-cell office:value-type="string">
            <text:p>Dominican Republic</text:p>
          </table:table-cell>
          <table:table-cell office:value-type="string">
            <text:p>Dominikai Köztársaság</text:p>
          </table:table-cell>
          <table:table-cell office:value-type="string">
            <text:p>República Dominicana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ISO3166-2:DZ</text:p>
          </table:table-cell>
          <table:table-cell office:value-type="string">
            <text:p>Algeria</text:p>
          </table:table-cell>
          <table:table-cell office:value-type="string">
            <text:p>Algéria</text:p>
          </table:table-cell>
          <table:table-cell office:value-type="string">
            <text:p>Argelia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ISO3166-2:EC</text:p>
          </table:table-cell>
          <table:table-cell table:number-columns-repeated="3" office:value-type="string">
            <text:p>Ecuador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ISO3166-2:EE</text:p>
          </table:table-cell>
          <table:table-cell office:value-type="string">
            <text:p>Estonia</text:p>
          </table:table-cell>
          <table:table-cell office:value-type="string">
            <text:p>Észtország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ISO3166-2:EG</text:p>
          </table:table-cell>
          <table:table-cell office:value-type="string">
            <text:p>Egypt</text:p>
          </table:table-cell>
          <table:table-cell office:value-type="string">
            <text:p>Egyiptom</text:p>
          </table:table-cell>
          <table:table-cell office:value-type="string">
            <text:p>Egipto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ISO3166-2:EH</text:p>
          </table:table-cell>
          <table:table-cell office:value-type="string">
            <text:p>Western Sahara</text:p>
          </table:table-cell>
          <table:table-cell office:value-type="string">
            <text:p>Nyugat-Szahara</text:p>
          </table:table-cell>
          <table:table-cell office:value-type="string">
            <text:p>República Árabe Saharaui Democrática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ISO3166-2:ER</text:p>
          </table:table-cell>
          <table:table-cell table:number-columns-repeated="3" office:value-type="string">
            <text:p>Eritrea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ISO3166-2:ES</text:p>
          </table:table-cell>
          <table:table-cell office:value-type="string">
            <text:p>Spain</text:p>
          </table:table-cell>
          <table:table-cell office:value-type="string">
            <text:p>Spanyolország</text:p>
          </table:table-cell>
          <table:table-cell office:value-type="string">
            <text:p>España (Además están reservados EA para Ceuta y Melilla e IC para Canarias)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ISO3166-2:ET</text:p>
          </table:table-cell>
          <table:table-cell office:value-type="string">
            <text:p>Ethiopia</text:p>
          </table:table-cell>
          <table:table-cell office:value-type="string">
            <text:p>Etiópia</text:p>
          </table:table-cell>
          <table:table-cell office:value-type="string">
            <text:p>Etiopía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ISO3166-2:FI</text:p>
          </table:table-cell>
          <table:table-cell office:value-type="string">
            <text:p>Finland</text:p>
          </table:table-cell>
          <table:table-cell office:value-type="string">
            <text:p>Finnország</text:p>
          </table:table-cell>
          <table:table-cell office:value-type="string">
            <text:p>Finlandia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ISO3166-2:FJ</text:p>
          </table:table-cell>
          <table:table-cell office:value-type="string">
            <text:p>Fiji</text:p>
          </table:table-cell>
          <table:table-cell office:value-type="string">
            <text:p>Fidzsi</text:p>
          </table:table-cell>
          <table:table-cell office:value-type="string">
            <text:p>Fiyi</text:p>
          </table:table-cell>
        </table:table-row>
        <table:table-row table:style-name="ro1"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ISO3166-2:FK</text:p>
          </table:table-cell>
          <table:table-cell office:value-type="string">
            <text:p>Falkland Islands (Malvinas)</text:p>
          </table:table-cell>
          <table:table-cell office:value-type="string">
            <text:p>Falkland-szigetek</text:p>
          </table:table-cell>
          <table:table-cell office:value-type="string">
            <text:p>Islas Malvinas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ISO3166-2:FM</text:p>
          </table:table-cell>
          <table:table-cell office:value-type="string">
            <text:p>Micronesia, Federated States of</text:p>
          </table:table-cell>
          <table:table-cell office:value-type="string">
            <text:p>Mikronézia</text:p>
          </table:table-cell>
          <table:table-cell office:value-type="string">
            <text:p>Micronesia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ISO3166-2:FO</text:p>
          </table:table-cell>
          <table:table-cell office:value-type="string">
            <text:p>Faroe Islands</text:p>
          </table:table-cell>
          <table:table-cell office:value-type="string">
            <text:p>Feröer</text:p>
          </table:table-cell>
          <table:table-cell office:value-type="string">
            <text:p>Islas Feroe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ISO3166-2:FR</text:p>
          </table:table-cell>
          <table:table-cell office:value-type="string">
            <text:p>France</text:p>
          </table:table-cell>
          <table:table-cell office:value-type="string">
            <text:p>Franciaország</text:p>
          </table:table-cell>
          <table:table-cell office:value-type="string">
            <text:p>Francia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ISO3166-2:GA</text:p>
          </table:table-cell>
          <table:table-cell table:number-columns-repeated="2" office:value-type="string">
            <text:p>Gabon</text:p>
          </table:table-cell>
          <table:table-cell office:value-type="string">
            <text:p>Gabón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ISO3166-2:GB</text:p>
          </table:table-cell>
          <table:table-cell office:value-type="string">
            <text:p>United Kingdom</text:p>
          </table:table-cell>
          <table:table-cell office:value-type="string">
            <text:p>Egyesült Királyság</text:p>
          </table:table-cell>
          <table:table-cell office:value-type="string">
            <text:p>Reino Unido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ISO3166-2:GD</text:p>
          </table:table-cell>
          <table:table-cell table:number-columns-repeated="2" office:value-type="string">
            <text:p>Grenada</text:p>
          </table:table-cell>
          <table:table-cell office:value-type="string">
            <text:p>Granada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ISO3166-2:GE</text:p>
          </table:table-cell>
          <table:table-cell office:value-type="string">
            <text:p>Georgia</text:p>
          </table:table-cell>
          <table:table-cell office:value-type="string">
            <text:p>Grúzia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ISO3166-2:GF</text:p>
          </table:table-cell>
          <table:table-cell office:value-type="string">
            <text:p>French Guiana</text:p>
          </table:table-cell>
          <table:table-cell office:value-type="string">
            <text:p>Francia Guyana</text:p>
          </table:table-cell>
          <table:table-cell office:value-type="string">
            <text:p>Guayana Francesa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ISO3166-2:GG</text:p>
          </table:table-cell>
          <table:table-cell office:value-type="string">
            <text:p>Guernsey</text:p>
          </table:table-cell>
          <table:table-cell/>
          <table:table-cell office:value-type="string">
            <text:p>Guernsey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ISO3166-2:GH</text:p>
          </table:table-cell>
          <table:table-cell office:value-type="string">
            <text:p>Ghana</text:p>
          </table:table-cell>
          <table:table-cell office:value-type="string">
            <text:p>Ghána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ISO3166-2:GI</text:p>
          </table:table-cell>
          <table:table-cell office:value-type="string">
            <text:p>Gibraltar</text:p>
          </table:table-cell>
          <table:table-cell office:value-type="string">
            <text:p>Gibraltár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ISO3166-2:GL</text:p>
          </table:table-cell>
          <table:table-cell office:value-type="string">
            <text:p>Greenland</text:p>
          </table:table-cell>
          <table:table-cell office:value-type="string">
            <text:p>Grönland</text:p>
          </table:table-cell>
          <table:table-cell office:value-type="string">
            <text:p>Groenlandia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ISO3166-2:GM</text:p>
          </table:table-cell>
          <table:table-cell table:number-columns-repeated="3" office:value-type="string">
            <text:p>Gambia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ISO3166-2:GN</text:p>
          </table:table-cell>
          <table:table-cell table:number-columns-repeated="3" office:value-type="string">
            <text:p>Guinea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ISO3166-2:GP</text:p>
          </table:table-cell>
          <table:table-cell table:number-columns-repeated="2" office:value-type="string">
            <text:p>Guadeloupe</text:p>
          </table:table-cell>
          <table:table-cell office:value-type="string">
            <text:p>Guadalupe</text:p>
          </table:table-cell>
        </table:table-row>
        <table:table-row table:style-name="ro1"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ISO3166-2:GQ</text:p>
          </table:table-cell>
          <table:table-cell office:value-type="string">
            <text:p>Equatorial Guinea</text:p>
          </table:table-cell>
          <table:table-cell office:value-type="string">
            <text:p>Egyenlítői-Guinea</text:p>
          </table:table-cell>
          <table:table-cell office:value-type="string">
            <text:p>Guinea Ecuatorial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ISO3166-2:GR</text:p>
          </table:table-cell>
          <table:table-cell office:value-type="string">
            <text:p>Greece</text:p>
          </table:table-cell>
          <table:table-cell office:value-type="string">
            <text:p>Görögország</text:p>
          </table:table-cell>
          <table:table-cell office:value-type="string">
            <text:p>Grecia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float" office:value="239">
            <text:p>239</text:p>
          </table:table-cell>
          <table:table-cell office:value-type="string">
            <text:p>ISO3166-2:GS</text:p>
          </table:table-cell>
          <table:table-cell office:value-type="string">
            <text:p>South Georgia and the South Sandwich Islands</text:p>
          </table:table-cell>
          <table:table-cell office:value-type="string">
            <text:p>Déli-Georgia és Déli-Sandwich-szigetek</text:p>
          </table:table-cell>
          <table:table-cell office:value-type="string">
            <text:p>Islas Georgias del Sur y Sandwich del Sur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ISO3166-2:GT</text:p>
          </table:table-cell>
          <table:table-cell table:number-columns-repeated="3" office:value-type="string">
            <text:p>Guatemala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ISO3166-2:GU</text:p>
          </table:table-cell>
          <table:table-cell table:number-columns-repeated="3" office:value-type="string">
            <text:p>Guam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ISO3166-2:GW</text:p>
          </table:table-cell>
          <table:table-cell office:value-type="string">
            <text:p>Guinea-Bissau</text:p>
          </table:table-cell>
          <table:table-cell office:value-type="string">
            <text:p>Bissau-Guinea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ISO3166-2:GY</text:p>
          </table:table-cell>
          <table:table-cell table:number-columns-repeated="3" office:value-type="string">
            <text:p>Guyana</text:p>
          </table:table-cell>
        </table:table-row>
        <table:table-row table:style-name="ro1"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ISO3166-2:HK</text:p>
          </table:table-cell>
          <table:table-cell office:value-type="string">
            <text:p>Hong Kong</text:p>
          </table:table-cell>
          <table:table-cell office:value-type="string">
            <text:p>Hongkong</text:p>
          </table:table-cell>
          <table:table-cell office:value-type="string">
            <text:p>Hong Kong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ISO3166-2:HM</text:p>
          </table:table-cell>
          <table:table-cell office:value-type="string">
            <text:p>Heard Island and McDonald Islands</text:p>
          </table:table-cell>
          <table:table-cell office:value-type="string">
            <text:p>Heard-sziget és McDonald-szigetek</text:p>
          </table:table-cell>
          <table:table-cell office:value-type="string">
            <text:p>Islas Heard y McDonald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ISO3166-2:HN</text:p>
          </table:table-cell>
          <table:table-cell table:number-columns-repeated="3" office:value-type="string">
            <text:p>Honduras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ISO3166-2:HR</text:p>
          </table:table-cell>
          <table:table-cell office:value-type="string">
            <text:p>Croatia</text:p>
          </table:table-cell>
          <table:table-cell office:value-type="string">
            <text:p>Horvátország</text:p>
          </table:table-cell>
          <table:table-cell office:value-type="string">
            <text:p>Croacia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ISO3166-2:HT</text:p>
          </table:table-cell>
          <table:table-cell table:number-columns-repeated="2" office:value-type="string">
            <text:p>Haiti</text:p>
          </table:table-cell>
          <table:table-cell office:value-type="string">
            <text:p>Haití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ISO3166-2:HU</text:p>
          </table:table-cell>
          <table:table-cell office:value-type="string">
            <text:p>Hungary</text:p>
          </table:table-cell>
          <table:table-cell office:value-type="string">
            <text:p>Magyarország</text:p>
          </table:table-cell>
          <table:table-cell office:value-type="string">
            <text:p>Hungrí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SO3166-2:ID</text:p>
          </table:table-cell>
          <table:table-cell office:value-type="string">
            <text:p>Indonesia</text:p>
          </table:table-cell>
          <table:table-cell office:value-type="string">
            <text:p>Indonézia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ISO3166-2:IE</text:p>
          </table:table-cell>
          <table:table-cell office:value-type="string">
            <text:p>Ireland</text:p>
          </table:table-cell>
          <table:table-cell office:value-type="string">
            <text:p>Írország</text:p>
          </table:table-cell>
          <table:table-cell office:value-type="string">
            <text:p>Irlanda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SO3166-2:IL</text:p>
          </table:table-cell>
          <table:table-cell office:value-type="string">
            <text:p>Israel</text:p>
          </table:table-cell>
          <table:table-cell office:value-type="string">
            <text:p>Izrael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ISO3166-2:IM</text:p>
          </table:table-cell>
          <table:table-cell office:value-type="string">
            <text:p>Isle of Man</text:p>
          </table:table-cell>
          <table:table-cell office:value-type="string">
            <text:p>Mann sziget</text:p>
          </table:table-cell>
          <table:table-cell office:value-type="string">
            <text:p>Isla de Ma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SO3166-2:IN</text:p>
          </table:table-cell>
          <table:table-cell table:number-columns-repeated="3" office:value-type="string">
            <text:p>India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ISO3166-2:IO</text:p>
          </table:table-cell>
          <table:table-cell office:value-type="string">
            <text:p>British Indian Ocean Territory</text:p>
          </table:table-cell>
          <table:table-cell office:value-type="string">
            <text:p>Brit Indiai-óceáni Terület</text:p>
          </table:table-cell>
          <table:table-cell office:value-type="string">
            <text:p>Territorio Británico del Océano Índico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SO3166-2:IQ</text:p>
          </table:table-cell>
          <table:table-cell office:value-type="string">
            <text:p>Iraq</text:p>
          </table:table-cell>
          <table:table-cell office:value-type="string">
            <text:p>Irak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SO3166-2:IR</text:p>
          </table:table-cell>
          <table:table-cell office:value-type="string">
            <text:p>Iran, Islamic Republic of</text:p>
          </table:table-cell>
          <table:table-cell table:number-columns-repeated="2" office:value-type="string">
            <text:p>Irán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SO3166-2:IS</text:p>
          </table:table-cell>
          <table:table-cell office:value-type="string">
            <text:p>Iceland</text:p>
          </table:table-cell>
          <table:table-cell office:value-type="string">
            <text:p>Izland</text:p>
          </table:table-cell>
          <table:table-cell office:value-type="string">
            <text:p>Islandia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ISO3166-2:IT</text:p>
          </table:table-cell>
          <table:table-cell office:value-type="string">
            <text:p>Italy</text:p>
          </table:table-cell>
          <table:table-cell office:value-type="string">
            <text:p>Olaszország</text:p>
          </table:table-cell>
          <table:table-cell office:value-type="string">
            <text:p>Italia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ISO3166-2:JE</text:p>
          </table:table-cell>
          <table:table-cell table:number-columns-repeated="3" office:value-type="string">
            <text:p>Jersey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ISO3166-2:JM</text:p>
          </table:table-cell>
          <table:table-cell table:number-columns-repeated="3" office:value-type="string">
            <text:p>Jamaica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ISO3166-2:JO</text:p>
          </table:table-cell>
          <table:table-cell office:value-type="string">
            <text:p>Jordan</text:p>
          </table:table-cell>
          <table:table-cell office:value-type="string">
            <text:p>Jordánia</text:p>
          </table:table-cell>
          <table:table-cell office:value-type="string">
            <text:p>Jordania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ISO3166-2:JP</text:p>
          </table:table-cell>
          <table:table-cell office:value-type="string">
            <text:p>Japan</text:p>
          </table:table-cell>
          <table:table-cell office:value-type="string">
            <text:p>Japán</text:p>
          </table:table-cell>
          <table:table-cell office:value-type="string">
            <text:p>Japó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ISO3166-2:KE</text:p>
          </table:table-cell>
          <table:table-cell table:number-columns-repeated="2" office:value-type="string">
            <text:p>Kenya</text:p>
          </table:table-cell>
          <table:table-cell office:value-type="string">
            <text:p>Kenia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ISO3166-2:KG</text:p>
          </table:table-cell>
          <table:table-cell office:value-type="string">
            <text:p>Kyrgyzstan</text:p>
          </table:table-cell>
          <table:table-cell office:value-type="string">
            <text:p>Kirgizisztán</text:p>
          </table:table-cell>
          <table:table-cell office:value-type="string">
            <text:p>Kirguistá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ISO3166-2:KH</text:p>
          </table:table-cell>
          <table:table-cell office:value-type="string">
            <text:p>Cambodia</text:p>
          </table:table-cell>
          <table:table-cell office:value-type="string">
            <text:p>Kambodzsa</text:p>
          </table:table-cell>
          <table:table-cell office:value-type="string">
            <text:p>Camboya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ISO3166-2:KI</text:p>
          </table:table-cell>
          <table:table-cell table:number-columns-repeated="3" office:value-type="string">
            <text:p>Kiribati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ISO3166-2:KM</text:p>
          </table:table-cell>
          <table:table-cell office:value-type="string">
            <text:p>Comoros</text:p>
          </table:table-cell>
          <table:table-cell office:value-type="string">
            <text:p>Comore-szigetek</text:p>
          </table:table-cell>
          <table:table-cell office:value-type="string">
            <text:p>Comoras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ISO3166-2:KN</text:p>
          </table:table-cell>
          <table:table-cell office:value-type="string">
            <text:p>Saint Kitts and Nevis</text:p>
          </table:table-cell>
          <table:table-cell office:value-type="string">
            <text:p>Saint Kitts és Nevis</text:p>
          </table:table-cell>
          <table:table-cell office:value-type="string">
            <text:p>San Cristóbal y Nieves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ISO3166-2:KP</text:p>
          </table:table-cell>
          <table:table-cell office:value-type="string">
            <text:p>Korea, Democratic People's Republic of</text:p>
          </table:table-cell>
          <table:table-cell office:value-type="string">
            <text:p>Észak-Korea (Koreai NDK)</text:p>
          </table:table-cell>
          <table:table-cell office:value-type="string">
            <text:p>Corea del Norte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ISO3166-2:KR</text:p>
          </table:table-cell>
          <table:table-cell office:value-type="string">
            <text:p>Korea, Republic of</text:p>
          </table:table-cell>
          <table:table-cell office:value-type="string">
            <text:p>Dél-Korea (Koreai Köztársaság)</text:p>
          </table:table-cell>
          <table:table-cell office:value-type="string">
            <text:p>Corea del Sur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ISO3166-2:KW</text:p>
          </table:table-cell>
          <table:table-cell office:value-type="string">
            <text:p>Kuwait</text:p>
          </table:table-cell>
          <table:table-cell office:value-type="string">
            <text:p>Kuvait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ISO3166-2:KY</text:p>
          </table:table-cell>
          <table:table-cell office:value-type="string">
            <text:p>Cayman Islands</text:p>
          </table:table-cell>
          <table:table-cell office:value-type="string">
            <text:p>Kajmán-szigetek</text:p>
          </table:table-cell>
          <table:table-cell office:value-type="string">
            <text:p>Islas Caimán</text:p>
          </table:table-cell>
        </table:table-row>
        <table:table-row table:style-name="ro1"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ISO3166-2:KZ</text:p>
          </table:table-cell>
          <table:table-cell office:value-type="string">
            <text:p>Kazakhstan</text:p>
          </table:table-cell>
          <table:table-cell office:value-type="string">
            <text:p>Kazahsztán</text:p>
          </table:table-cell>
          <table:table-cell office:value-type="string">
            <text:p>Kazajistá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ISO3166-2:LA</text:p>
          </table:table-cell>
          <table:table-cell office:value-type="string">
            <text:p>Lao People's Democratic Republic</text:p>
          </table:table-cell>
          <table:table-cell office:value-type="string">
            <text:p>Laosz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ISO3166-2:LB</text:p>
          </table:table-cell>
          <table:table-cell office:value-type="string">
            <text:p>Lebanon</text:p>
          </table:table-cell>
          <table:table-cell office:value-type="string">
            <text:p>Libanon</text:p>
          </table:table-cell>
          <table:table-cell office:value-type="string">
            <text:p>Líbano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ISO3166-2:LC</text:p>
          </table:table-cell>
          <table:table-cell table:number-columns-repeated="2" office:value-type="string">
            <text:p>Saint Lucia</text:p>
          </table:table-cell>
          <table:table-cell office:value-type="string">
            <text:p>Santa Lucía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ISO3166-2:LI</text:p>
          </table:table-cell>
          <table:table-cell table:number-columns-repeated="3" office:value-type="string">
            <text:p>Liechtenstein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ISO3166-2:LK</text:p>
          </table:table-cell>
          <table:table-cell office:value-type="string">
            <text:p>Sri Lanka</text:p>
          </table:table-cell>
          <table:table-cell office:value-type="string">
            <text:p>Srí Lanka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ISO3166-2:LR</text:p>
          </table:table-cell>
          <table:table-cell office:value-type="string">
            <text:p>Liberia</text:p>
          </table:table-cell>
          <table:table-cell office:value-type="string">
            <text:p>Libéria</text:p>
          </table:table-cell>
          <table:table-cell office:value-type="string">
            <text:p>Liberia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ISO3166-2:LS</text:p>
          </table:table-cell>
          <table:table-cell table:number-columns-repeated="2" office:value-type="string">
            <text:p>Lesotho</text:p>
          </table:table-cell>
          <table:table-cell office:value-type="string">
            <text:p>Lesot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ISO3166-2:LT</text:p>
          </table:table-cell>
          <table:table-cell office:value-type="string">
            <text:p>Lithuania</text:p>
          </table:table-cell>
          <table:table-cell office:value-type="string">
            <text:p>Litvánia</text:p>
          </table:table-cell>
          <table:table-cell office:value-type="string">
            <text:p>Lituania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ISO3166-2:LU</text:p>
          </table:table-cell>
          <table:table-cell office:value-type="string">
            <text:p>Luxembourg</text:p>
          </table:table-cell>
          <table:table-cell office:value-type="string">
            <text:p>Luxemburg</text:p>
          </table:table-cell>
          <table:table-cell office:value-type="string">
            <text:p>Luxemburgo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ISO3166-2:LV</text:p>
          </table:table-cell>
          <table:table-cell office:value-type="string">
            <text:p>Latvia</text:p>
          </table:table-cell>
          <table:table-cell office:value-type="string">
            <text:p>Lettország</text:p>
          </table:table-cell>
          <table:table-cell office:value-type="string">
            <text:p>Letonia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ISO3166-2:LY</text:p>
          </table:table-cell>
          <table:table-cell office:value-type="string">
            <text:p>Libyan Arab Jamahiriya</text:p>
          </table:table-cell>
          <table:table-cell office:value-type="string">
            <text:p>Líbia</text:p>
          </table:table-cell>
          <table:table-cell office:value-type="string">
            <text:p>Libia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ISO3166-2:MA</text:p>
          </table:table-cell>
          <table:table-cell office:value-type="string">
            <text:p>Morocco</text:p>
          </table:table-cell>
          <table:table-cell office:value-type="string">
            <text:p>Marokkó</text:p>
          </table:table-cell>
          <table:table-cell office:value-type="string">
            <text:p>Marruecos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ISO3166-2:MC</text:p>
          </table:table-cell>
          <table:table-cell table:number-columns-repeated="2" office:value-type="string">
            <text:p>Monaco</text:p>
          </table:table-cell>
          <table:table-cell office:value-type="string">
            <text:p>Mónaco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ISO3166-2:MD</text:p>
          </table:table-cell>
          <table:table-cell office:value-type="string">
            <text:p>Moldova, Republic of</text:p>
          </table:table-cell>
          <table:table-cell office:value-type="string">
            <text:p>Moldova</text:p>
          </table:table-cell>
          <table:table-cell office:value-type="string">
            <text:p>Moldavia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ISO3166-2:ME</text:p>
          </table:table-cell>
          <table:table-cell office:value-type="string">
            <text:p>Montenegro</text:p>
          </table:table-cell>
          <table:table-cell office:value-type="string">
            <text:p>Montenegró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ISO3166-2:MF</text:p>
          </table:table-cell>
          <table:table-cell office:value-type="string">
            <text:p>Saint Martin (French part)</text:p>
          </table:table-cell>
          <table:table-cell office:value-type="string">
            <text:p>Szent Martin (Francia part)</text:p>
          </table:table-cell>
          <table:table-cell office:value-type="string">
            <text:p>Saint-Marti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ISO3166-2:MG</text:p>
          </table:table-cell>
          <table:table-cell office:value-type="string">
            <text:p>Madagascar</text:p>
          </table:table-cell>
          <table:table-cell office:value-type="string">
            <text:p>Madagaszkár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ISO3166-2:MH</text:p>
          </table:table-cell>
          <table:table-cell office:value-type="string">
            <text:p>Marshall Islands</text:p>
          </table:table-cell>
          <table:table-cell office:value-type="string">
            <text:p>Marshall-szigetek</text:p>
          </table:table-cell>
          <table:table-cell office:value-type="string">
            <text:p>Islas Marshall</text:p>
          </table:table-cell>
        </table:table-row>
        <table:table-row table:style-name="ro1"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ISO3166-2:MK</text:p>
          </table:table-cell>
          <table:table-cell office:value-type="string">
            <text:p>Macedonia, the former Yugoslav Republic of</text:p>
          </table:table-cell>
          <table:table-cell office:value-type="string">
            <text:p>Macedónia</text:p>
          </table:table-cell>
          <table:table-cell office:value-type="string">
            <text:p>República de Macedoni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ISO3166-2:ML</text:p>
          </table:table-cell>
          <table:table-cell table:number-columns-repeated="2" office:value-type="string">
            <text:p>Mali</text:p>
          </table:table-cell>
          <table:table-cell office:value-type="string">
            <text:p>Malí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ISO3166-2:MM</text:p>
          </table:table-cell>
          <table:table-cell office:value-type="string">
            <text:p>Myanmar</text:p>
          </table:table-cell>
          <table:table-cell office:value-type="string">
            <text:p>Mianmar</text:p>
          </table:table-cell>
          <table:table-cell office:value-type="string">
            <text:p>Birmania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ISO3166-2:MN</text:p>
          </table:table-cell>
          <table:table-cell office:value-type="string">
            <text:p>Mongolia</text:p>
          </table:table-cell>
          <table:table-cell office:value-type="string">
            <text:p>Mongólia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ISO3166-2:MO</text:p>
          </table:table-cell>
          <table:table-cell office:value-type="string">
            <text:p>Macao</text:p>
          </table:table-cell>
          <table:table-cell office:value-type="string">
            <text:p>Makaó</text:p>
          </table:table-cell>
          <table:table-cell office:value-type="string">
            <text:p>Macao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ISO3166-2:MP</text:p>
          </table:table-cell>
          <table:table-cell office:value-type="string">
            <text:p>Northern Mariana Islands</text:p>
          </table:table-cell>
          <table:table-cell office:value-type="string">
            <text:p>Északi-Mariana-szigetek</text:p>
          </table:table-cell>
          <table:table-cell office:value-type="string">
            <text:p>Islas Marianas del Norte</text:p>
          </table:table-cell>
        </table:table-row>
        <table:table-row table:style-name="ro1"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ISO3166-2:MQ</text:p>
          </table:table-cell>
          <table:table-cell table:number-columns-repeated="2" office:value-type="string">
            <text:p>Martinique</text:p>
          </table:table-cell>
          <table:table-cell office:value-type="string">
            <text:p>Martinica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ISO3166-2:MR</text:p>
          </table:table-cell>
          <table:table-cell office:value-type="string">
            <text:p>Mauritania</text:p>
          </table:table-cell>
          <table:table-cell office:value-type="string">
            <text:p>Mauritánia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ISO3166-2:MS</text:p>
          </table:table-cell>
          <table:table-cell office:value-type="string">
            <text:p>Montserrat</text:p>
          </table:table-cell>
          <table:table-cell office:value-type="string">
            <text:p>Montserrat (Egyesült Királyság)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ISO3166-2:MT</text:p>
          </table:table-cell>
          <table:table-cell office:value-type="string">
            <text:p>Malta</text:p>
          </table:table-cell>
          <table:table-cell office:value-type="string">
            <text:p>Málta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ISO3166-2:MU</text:p>
          </table:table-cell>
          <table:table-cell table:number-columns-repeated="2" office:value-type="string">
            <text:p>Mauritius</text:p>
          </table:table-cell>
          <table:table-cell office:value-type="string">
            <text:p>Mauricio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ISO3166-2:MV</text:p>
          </table:table-cell>
          <table:table-cell office:value-type="string">
            <text:p>Maldives</text:p>
          </table:table-cell>
          <table:table-cell office:value-type="string">
            <text:p>Maldív-szigetek</text:p>
          </table:table-cell>
          <table:table-cell office:value-type="string">
            <text:p>Maldivas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ISO3166-2:MW</text:p>
          </table:table-cell>
          <table:table-cell table:number-columns-repeated="2" office:value-type="string">
            <text:p>Malawi</text:p>
          </table:table-cell>
          <table:table-cell office:value-type="string">
            <text:p>Malaui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ISO3166-2:MX</text:p>
          </table:table-cell>
          <table:table-cell office:value-type="string">
            <text:p>Mexico</text:p>
          </table:table-cell>
          <table:table-cell office:value-type="string">
            <text:p>Mexikó</text:p>
          </table:table-cell>
          <table:table-cell office:value-type="string">
            <text:p>México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ISO3166-2:MY</text:p>
          </table:table-cell>
          <table:table-cell office:value-type="string">
            <text:p>Malaysia</text:p>
          </table:table-cell>
          <table:table-cell office:value-type="string">
            <text:p>Malajzia</text:p>
          </table:table-cell>
          <table:table-cell office:value-type="string">
            <text:p>Malasia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ISO3166-2:MZ</text:p>
          </table:table-cell>
          <table:table-cell office:value-type="string">
            <text:p>Mozambique</text:p>
          </table:table-cell>
          <table:table-cell office:value-type="string">
            <text:p>Mozambik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ISO3166-2:NA</text:p>
          </table:table-cell>
          <table:table-cell office:value-type="string">
            <text:p>Namibia</text:p>
          </table:table-cell>
          <table:table-cell office:value-type="string">
            <text:p>Namíbia</text:p>
          </table:table-cell>
          <table:table-cell office:value-type="string">
            <text:p>Namibia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ISO3166-2:NC</text:p>
          </table:table-cell>
          <table:table-cell office:value-type="string">
            <text:p>New Caledonia</text:p>
          </table:table-cell>
          <table:table-cell office:value-type="string">
            <text:p>Új-Kaledónia</text:p>
          </table:table-cell>
          <table:table-cell office:value-type="string">
            <text:p>Nueva Caledonia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ISO3166-2:NE</text:p>
          </table:table-cell>
          <table:table-cell table:number-columns-repeated="2" office:value-type="string">
            <text:p>Niger</text:p>
          </table:table-cell>
          <table:table-cell office:value-type="string">
            <text:p>Níg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ISO3166-2:NF</text:p>
          </table:table-cell>
          <table:table-cell office:value-type="string">
            <text:p>Norfolk Island</text:p>
          </table:table-cell>
          <table:table-cell office:value-type="string">
            <text:p>Norfolk-sziget</text:p>
          </table:table-cell>
          <table:table-cell office:value-type="string">
            <text:p>Norfolk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ISO3166-2:NG</text:p>
          </table:table-cell>
          <table:table-cell office:value-type="string">
            <text:p>Nigeria</text:p>
          </table:table-cell>
          <table:table-cell office:value-type="string">
            <text:p>Nigéria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ISO3166-2:NI</text:p>
          </table:table-cell>
          <table:table-cell table:number-columns-repeated="3" office:value-type="string">
            <text:p>Nicaragu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ISO3166-2:NL</text:p>
          </table:table-cell>
          <table:table-cell office:value-type="string">
            <text:p>Netherlands</text:p>
          </table:table-cell>
          <table:table-cell office:value-type="string">
            <text:p>Hollandia</text:p>
          </table:table-cell>
          <table:table-cell office:value-type="string">
            <text:p>Países Bajos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ISO3166-2:NO</text:p>
          </table:table-cell>
          <table:table-cell office:value-type="string">
            <text:p>Norway</text:p>
          </table:table-cell>
          <table:table-cell office:value-type="string">
            <text:p>Norvégia</text:p>
          </table:table-cell>
          <table:table-cell office:value-type="string">
            <text:p>Noruega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ISO3166-2:NP</text:p>
          </table:table-cell>
          <table:table-cell office:value-type="string">
            <text:p>Nepal</text:p>
          </table:table-cell>
          <table:table-cell office:value-type="string">
            <text:p>Nepál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ISO3166-2:NR</text:p>
          </table:table-cell>
          <table:table-cell table:number-columns-repeated="3" office:value-type="string">
            <text:p>Naur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ISO3166-2:NU</text:p>
          </table:table-cell>
          <table:table-cell table:number-columns-repeated="3" office:value-type="string">
            <text:p>Niue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ISO3166-2:NZ</text:p>
          </table:table-cell>
          <table:table-cell office:value-type="string">
            <text:p>New Zealand</text:p>
          </table:table-cell>
          <table:table-cell office:value-type="string">
            <text:p>Új-Zéland</text:p>
          </table:table-cell>
          <table:table-cell office:value-type="string">
            <text:p>Nueva Zelanda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ISO3166-2:OM</text:p>
          </table:table-cell>
          <table:table-cell office:value-type="string">
            <text:p>Oman</text:p>
          </table:table-cell>
          <table:table-cell table:number-columns-repeated="2" office:value-type="string">
            <text:p>Omá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ISO3166-2:PA</text:p>
          </table:table-cell>
          <table:table-cell table:number-columns-repeated="2" office:value-type="string">
            <text:p>Panama</text:p>
          </table:table-cell>
          <table:table-cell office:value-type="string">
            <text:p>Panamá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ISO3166-2:PE</text:p>
          </table:table-cell>
          <table:table-cell table:number-columns-repeated="2" office:value-type="string">
            <text:p>Peru</text:p>
          </table:table-cell>
          <table:table-cell office:value-type="string">
            <text:p>Perú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ISO3166-2:PF</text:p>
          </table:table-cell>
          <table:table-cell office:value-type="string">
            <text:p>French Polynesia</text:p>
          </table:table-cell>
          <table:table-cell office:value-type="string">
            <text:p>Francia Polinézia</text:p>
          </table:table-cell>
          <table:table-cell office:value-type="string">
            <text:p>Polinesia Francesa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ISO3166-2:PG</text:p>
          </table:table-cell>
          <table:table-cell office:value-type="string">
            <text:p>Papua New Guinea</text:p>
          </table:table-cell>
          <table:table-cell office:value-type="string">
            <text:p>Pápua Új-Guinea</text:p>
          </table:table-cell>
          <table:table-cell office:value-type="string">
            <text:p>Papúa Nueva Guinea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ISO3166-2:PH</text:p>
          </table:table-cell>
          <table:table-cell office:value-type="string">
            <text:p>Philippines</text:p>
          </table:table-cell>
          <table:table-cell office:value-type="string">
            <text:p>Fülöp-szigetek</text:p>
          </table:table-cell>
          <table:table-cell office:value-type="string">
            <text:p>Filipinas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ISO3166-2:PK</text:p>
          </table:table-cell>
          <table:table-cell office:value-type="string">
            <text:p>Pakistan</text:p>
          </table:table-cell>
          <table:table-cell office:value-type="string">
            <text:p>Pakisztán</text:p>
          </table:table-cell>
          <table:table-cell office:value-type="string">
            <text:p>Pakistá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ISO3166-2:PL</text:p>
          </table:table-cell>
          <table:table-cell office:value-type="string">
            <text:p>Poland</text:p>
          </table:table-cell>
          <table:table-cell office:value-type="string">
            <text:p>Lengyelország</text:p>
          </table:table-cell>
          <table:table-cell office:value-type="string">
            <text:p>Polonia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ISO3166-2:PM</text:p>
          </table:table-cell>
          <table:table-cell office:value-type="string">
            <text:p>Saint Pierre and Miquelon</text:p>
          </table:table-cell>
          <table:table-cell office:value-type="string">
            <text:p>Saint-Pierre és Miquelon</text:p>
          </table:table-cell>
          <table:table-cell office:value-type="string">
            <text:p>San Pedro y Miquelón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ISO3166-2:PN</text:p>
          </table:table-cell>
          <table:table-cell office:value-type="string">
            <text:p>Pitcairn</text:p>
          </table:table-cell>
          <table:table-cell office:value-type="string">
            <text:p>Pitcairn-szigetek</text:p>
          </table:table-cell>
          <table:table-cell office:value-type="string">
            <text:p>Islas Pitcairn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ISO3166-2:PR</text:p>
          </table:table-cell>
          <table:table-cell table:number-columns-repeated="3" office:value-type="string">
            <text:p>Puerto Rico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SE</text:p>
          </table:table-cell>
          <table:table-cell office:value-type="float" office:value="275">
            <text:p>275</text:p>
          </table:table-cell>
          <table:table-cell office:value-type="string">
            <text:p>ISO3166-2:PS</text:p>
          </table:table-cell>
          <table:table-cell office:value-type="string">
            <text:p>Palestinian Territory, Occupied</text:p>
          </table:table-cell>
          <table:table-cell office:value-type="string">
            <text:p>Palesztina</text:p>
          </table:table-cell>
          <table:table-cell office:value-type="string">
            <text:p>Territorios palestinos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ISO3166-2:PT</text:p>
          </table:table-cell>
          <table:table-cell office:value-type="string">
            <text:p>Portugal</text:p>
          </table:table-cell>
          <table:table-cell office:value-type="string">
            <text:p>Portugália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ISO3166-2:PW</text:p>
          </table:table-cell>
          <table:table-cell table:number-columns-repeated="2" office:value-type="string">
            <text:p>Palau</text:p>
          </table:table-cell>
          <table:table-cell office:value-type="string">
            <text:p>Palaos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ISO3166-2:PY</text:p>
          </table:table-cell>
          <table:table-cell table:number-columns-repeated="3" office:value-type="string">
            <text:p>Paraguay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ISO3166-2:QA</text:p>
          </table:table-cell>
          <table:table-cell office:value-type="string">
            <text:p>Qatar</text:p>
          </table:table-cell>
          <table:table-cell office:value-type="string">
            <text:p>Katar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ISO3166-2:RE</text:p>
          </table:table-cell>
          <table:table-cell office:value-type="string">
            <text:p>Réunion</text:p>
          </table:table-cell>
          <table:table-cell office:value-type="string">
            <text:p>Fájl:Flag of Réunion (Local).svg Réunion</text:p>
          </table:table-cell>
          <table:table-cell office:value-type="string">
            <text:p>Reunió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ISO3166-2:RO</text:p>
          </table:table-cell>
          <table:table-cell office:value-type="string">
            <text:p>Romania</text:p>
          </table:table-cell>
          <table:table-cell office:value-type="string">
            <text:p>Románia</text:p>
          </table:table-cell>
          <table:table-cell office:value-type="string">
            <text:p>Rumania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ISO3166-2:RS</text:p>
          </table:table-cell>
          <table:table-cell office:value-type="string">
            <text:p>Serbia</text:p>
          </table:table-cell>
          <table:table-cell office:value-type="string">
            <text:p>Szerbia</text:p>
          </table:table-cell>
          <table:table-cell office:value-type="string">
            <text:p>Serbia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ISO3166-2:RU</text:p>
          </table:table-cell>
          <table:table-cell office:value-type="string">
            <text:p>Russian Federation</text:p>
          </table:table-cell>
          <table:table-cell office:value-type="string">
            <text:p>Oroszország</text:p>
          </table:table-cell>
          <table:table-cell office:value-type="string">
            <text:p>Rusia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ISO3166-2:RW</text:p>
          </table:table-cell>
          <table:table-cell office:value-type="string">
            <text:p>Rwanda</text:p>
          </table:table-cell>
          <table:table-cell table:number-columns-repeated="2" office:value-type="string">
            <text:p>Ruanda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ISO3166-2:SA</text:p>
          </table:table-cell>
          <table:table-cell office:value-type="string">
            <text:p>Saudi Arabia</text:p>
          </table:table-cell>
          <table:table-cell office:value-type="string">
            <text:p>Szaúd-Arábia</text:p>
          </table:table-cell>
          <table:table-cell office:value-type="string">
            <text:p>Arabia Saudita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ISO3166-2:SB</text:p>
          </table:table-cell>
          <table:table-cell office:value-type="string">
            <text:p>Solomon Islands</text:p>
          </table:table-cell>
          <table:table-cell office:value-type="string">
            <text:p>Salamon-szigetek</text:p>
          </table:table-cell>
          <table:table-cell office:value-type="string">
            <text:p>Islas Salomón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ISO3166-2:SC</text:p>
          </table:table-cell>
          <table:table-cell office:value-type="string">
            <text:p>Seychelles</text:p>
          </table:table-cell>
          <table:table-cell office:value-type="string">
            <text:p>Seychelle-szigetek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36">
            <text:p>736</text:p>
          </table:table-cell>
          <table:table-cell office:value-type="string">
            <text:p>ISO3166-2:SD</text:p>
          </table:table-cell>
          <table:table-cell office:value-type="string">
            <text:p>Sudan</text:p>
          </table:table-cell>
          <table:table-cell office:value-type="string">
            <text:p>Szudán</text:p>
          </table:table-cell>
          <table:table-cell office:value-type="string">
            <text:p>Sudá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ISO3166-2:SE</text:p>
          </table:table-cell>
          <table:table-cell office:value-type="string">
            <text:p>Sweden</text:p>
          </table:table-cell>
          <table:table-cell office:value-type="string">
            <text:p>Svédország</text:p>
          </table:table-cell>
          <table:table-cell office:value-type="string">
            <text:p>Suecia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ISO3166-2:SG</text:p>
          </table:table-cell>
          <table:table-cell office:value-type="string">
            <text:p>Singapore</text:p>
          </table:table-cell>
          <table:table-cell office:value-type="string">
            <text:p>Szingapúr</text:p>
          </table:table-cell>
          <table:table-cell office:value-type="string">
            <text:p>Singapur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ISO3166-2:SH</text:p>
          </table:table-cell>
          <table:table-cell office:value-type="string">
            <text:p>Saint Helena, Ascension and Tristan da Cunha</text:p>
          </table:table-cell>
          <table:table-cell office:value-type="string">
            <text:p>Szent Ilona</text:p>
          </table:table-cell>
          <table:table-cell office:value-type="string">
            <text:p>Santa Hele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ISO3166-2:SI</text:p>
          </table:table-cell>
          <table:table-cell office:value-type="string">
            <text:p>Slovenia</text:p>
          </table:table-cell>
          <table:table-cell office:value-type="string">
            <text:p>Szlovénia</text:p>
          </table:table-cell>
          <table:table-cell office:value-type="string">
            <text:p>Eslovenia</text:p>
          </table:table-cell>
        </table:table-row>
        <table:table-row table:style-name="ro1"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ISO3166-2:SJ</text:p>
          </table:table-cell>
          <table:table-cell office:value-type="string">
            <text:p>Svalbard and Jan Mayen</text:p>
          </table:table-cell>
          <table:table-cell office:value-type="string">
            <text:p>Svalbard (Spitzbergák) és Jan Mayen</text:p>
          </table:table-cell>
          <table:table-cell office:value-type="string">
            <text:p>Svalbard y Jan May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ISO3166-2:SK</text:p>
          </table:table-cell>
          <table:table-cell office:value-type="string">
            <text:p>Slovakia</text:p>
          </table:table-cell>
          <table:table-cell office:value-type="string">
            <text:p>Szlovákia</text:p>
          </table:table-cell>
          <table:table-cell office:value-type="string">
            <text:p>Eslovaquia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ISO3166-2:SL</text:p>
          </table:table-cell>
          <table:table-cell table:number-columns-repeated="2" office:value-type="string">
            <text:p>Sierra Leone</text:p>
          </table:table-cell>
          <table:table-cell office:value-type="string">
            <text:p>Sierra Leona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ISO3166-2:SM</text:p>
          </table:table-cell>
          <table:table-cell table:number-columns-repeated="3" office:value-type="string">
            <text:p>San Marino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ISO3166-2:SN</text:p>
          </table:table-cell>
          <table:table-cell office:value-type="string">
            <text:p>Senegal</text:p>
          </table:table-cell>
          <table:table-cell office:value-type="string">
            <text:p>Szenegál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ISO3166-2:SO</text:p>
          </table:table-cell>
          <table:table-cell office:value-type="string">
            <text:p>Somalia</text:p>
          </table:table-cell>
          <table:table-cell office:value-type="string">
            <text:p>Szomália</text:p>
          </table:table-cell>
          <table:table-cell office:value-type="string">
            <text:p>Somalia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ISO3166-2:SR</text:p>
          </table:table-cell>
          <table:table-cell table:number-columns-repeated="2" office:value-type="string">
            <text:p>Suriname</text:p>
          </table:table-cell>
          <table:table-cell office:value-type="string">
            <text:p>Surinam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ISO3166-2:ST</text:p>
          </table:table-cell>
          <table:table-cell office:value-type="string">
            <text:p>Sao Tome and Principe</text:p>
          </table:table-cell>
          <table:table-cell office:value-type="string">
            <text:p>São Tomé és Príncipe</text:p>
          </table:table-cell>
          <table:table-cell office:value-type="string">
            <text:p>Santo Tomé y Príncipe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ISO3166-2:SV</text:p>
          </table:table-cell>
          <table:table-cell table:number-columns-repeated="3" office:value-type="string">
            <text:p>El Salvador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ISO3166-2:SY</text:p>
          </table:table-cell>
          <table:table-cell office:value-type="string">
            <text:p>Syrian Arab Republic</text:p>
          </table:table-cell>
          <table:table-cell office:value-type="string">
            <text:p>Szíria</text:p>
          </table:table-cell>
          <table:table-cell office:value-type="string">
            <text:p>Siria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ISO3166-2:SZ</text:p>
          </table:table-cell>
          <table:table-cell office:value-type="string">
            <text:p>Swaziland</text:p>
          </table:table-cell>
          <table:table-cell office:value-type="string">
            <text:p>Szváziföld</text:p>
          </table:table-cell>
          <table:table-cell office:value-type="string">
            <text:p>Suazilandia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ISO3166-2:TC</text:p>
          </table:table-cell>
          <table:table-cell office:value-type="string">
            <text:p>Turks and Caicos Islands</text:p>
          </table:table-cell>
          <table:table-cell office:value-type="string">
            <text:p>Turks- és Caicos-szigetek</text:p>
          </table:table-cell>
          <table:table-cell office:value-type="string">
            <text:p>Islas Turcas y Caicos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ISO3166-2:TD</text:p>
          </table:table-cell>
          <table:table-cell office:value-type="string">
            <text:p>Chad</text:p>
          </table:table-cell>
          <table:table-cell office:value-type="string">
            <text:p>Csád</text:p>
          </table:table-cell>
          <table:table-cell office:value-type="string">
            <text:p>Chad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ISO3166-2:TF</text:p>
          </table:table-cell>
          <table:table-cell office:value-type="string">
            <text:p>French Southern Territories</text:p>
          </table:table-cell>
          <table:table-cell office:value-type="string">
            <text:p>Francia Déli és Antarktiszi Területek</text:p>
          </table:table-cell>
          <table:table-cell office:value-type="string">
            <text:p>Territorios Australes Franceses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ISO3166-2:TG</text:p>
          </table:table-cell>
          <table:table-cell table:number-columns-repeated="3" office:value-type="string">
            <text:p>Togo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ISO3166-2:TH</text:p>
          </table:table-cell>
          <table:table-cell office:value-type="string">
            <text:p>Thailand</text:p>
          </table:table-cell>
          <table:table-cell office:value-type="string">
            <text:p>Thaiföld</text:p>
          </table:table-cell>
          <table:table-cell office:value-type="string">
            <text:p>Tailandia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ISO3166-2:TJ</text:p>
          </table:table-cell>
          <table:table-cell office:value-type="string">
            <text:p>Tajikistan</text:p>
          </table:table-cell>
          <table:table-cell office:value-type="string">
            <text:p>Tádzsikisztán</text:p>
          </table:table-cell>
          <table:table-cell office:value-type="string">
            <text:p>Tayikistán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ISO3166-2:TK</text:p>
          </table:table-cell>
          <table:table-cell office:value-type="string">
            <text:p>Tokelau</text:p>
          </table:table-cell>
          <table:table-cell office:value-type="string">
            <text:p>Tokelau-szigetek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ISO3166-2:TL</text:p>
          </table:table-cell>
          <table:table-cell office:value-type="string">
            <text:p>Timor-Leste</text:p>
          </table:table-cell>
          <table:table-cell office:value-type="string">
            <text:p>Kelet-Timor</text:p>
          </table:table-cell>
          <table:table-cell office:value-type="string">
            <text:p>Timor Oriental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ISO3166-2:TM</text:p>
          </table:table-cell>
          <table:table-cell office:value-type="string">
            <text:p>Turkmenistan</text:p>
          </table:table-cell>
          <table:table-cell office:value-type="string">
            <text:p>Türkmenisztán</text:p>
          </table:table-cell>
          <table:table-cell office:value-type="string">
            <text:p>Turkmenistán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ISO3166-2:TN</text:p>
          </table:table-cell>
          <table:table-cell office:value-type="string">
            <text:p>Tunisia</text:p>
          </table:table-cell>
          <table:table-cell office:value-type="string">
            <text:p>Tunézia</text:p>
          </table:table-cell>
          <table:table-cell office:value-type="string">
            <text:p>Túnez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ISO3166-2:TO</text:p>
          </table:table-cell>
          <table:table-cell table:number-columns-repeated="3" office:value-type="string">
            <text:p>Tonga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ISO3166-2:TR</text:p>
          </table:table-cell>
          <table:table-cell office:value-type="string">
            <text:p>Turkey</text:p>
          </table:table-cell>
          <table:table-cell office:value-type="string">
            <text:p>Törökország</text:p>
          </table:table-cell>
          <table:table-cell office:value-type="string">
            <text:p>Turquía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ISO3166-2:TT</text:p>
          </table:table-cell>
          <table:table-cell office:value-type="string">
            <text:p>Trinidad and Tobago</text:p>
          </table:table-cell>
          <table:table-cell office:value-type="string">
            <text:p>Trinidad és Tobago</text:p>
          </table:table-cell>
          <table:table-cell office:value-type="string">
            <text:p>Trinidad y Tobago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ISO3166-2:TV</text:p>
          </table:table-cell>
          <table:table-cell table:number-columns-repeated="3" office:value-type="string">
            <text:p>Tuvalu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ISO3166-2:TW</text:p>
          </table:table-cell>
          <table:table-cell office:value-type="string">
            <text:p>Taiwan, Province of China</text:p>
          </table:table-cell>
          <table:table-cell office:value-type="string">
            <text:p>Tajvan</text:p>
          </table:table-cell>
          <table:table-cell office:value-type="string">
            <text:p>Taiwán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ISO3166-2:TZ</text:p>
          </table:table-cell>
          <table:table-cell office:value-type="string">
            <text:p>Tanzania, United Republic of</text:p>
          </table:table-cell>
          <table:table-cell office:value-type="string">
            <text:p>Tanzánia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ISO3166-2:UA</text:p>
          </table:table-cell>
          <table:table-cell office:value-type="string">
            <text:p>Ukraine</text:p>
          </table:table-cell>
          <table:table-cell office:value-type="string">
            <text:p>Ukrajna</text:p>
          </table:table-cell>
          <table:table-cell office:value-type="string">
            <text:p>Ucrania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ISO3166-2:UG</text:p>
          </table:table-cell>
          <table:table-cell table:number-columns-repeated="3" office:value-type="string">
            <text:p>Uganda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 office:value-type="string">
            <text:p>ISO3166-2:UM</text:p>
          </table:table-cell>
          <table:table-cell office:value-type="string">
            <text:p>United States Minor Outlying Islands</text:p>
          </table:table-cell>
          <table:table-cell office:value-type="string">
            <text:p>Amerikai Csendes-óceáni szigetek</text:p>
          </table:table-cell>
          <table:table-cell office:value-type="string">
            <text:p>Islas ultramarinas de Estados Unidos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ISO3166-2:US</text:p>
          </table:table-cell>
          <table:table-cell office:value-type="string">
            <text:p>United States</text:p>
          </table:table-cell>
          <table:table-cell office:value-type="string">
            <text:p>Amerikai Egyesült Államok</text:p>
          </table:table-cell>
          <table:table-cell office:value-type="string">
            <text:p>Estados Unidos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ISO3166-2:UY</text:p>
          </table:table-cell>
          <table:table-cell table:number-columns-repeated="3" office:value-type="string">
            <text:p>Uruguay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ISO3166-2:UZ</text:p>
          </table:table-cell>
          <table:table-cell office:value-type="string">
            <text:p>Uzbekistan</text:p>
          </table:table-cell>
          <table:table-cell office:value-type="string">
            <text:p>Üzbegisztán</text:p>
          </table:table-cell>
          <table:table-cell office:value-type="string">
            <text:p>Uzbekistán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ISO3166-2:VA</text:p>
          </table:table-cell>
          <table:table-cell office:value-type="string">
            <text:p>Holy See (Vatican City State)</text:p>
          </table:table-cell>
          <table:table-cell office:value-type="string">
            <text:p>Vatikán</text:p>
          </table:table-cell>
          <table:table-cell office:value-type="string">
            <text:p>Ciudad del Vaticano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ISO3166-2:VC</text:p>
          </table:table-cell>
          <table:table-cell office:value-type="string">
            <text:p>Saint Vincent and the Grenadines</text:p>
          </table:table-cell>
          <table:table-cell office:value-type="string">
            <text:p>Saint Vincent és a Grenadine-szigetek</text:p>
          </table:table-cell>
          <table:table-cell office:value-type="string">
            <text:p>San Vicente y las Granadinas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ISO3166-2:VE</text:p>
          </table:table-cell>
          <table:table-cell office:value-type="string">
            <text:p>Venezuela, Bolivarian Republic of</text:p>
          </table:table-cell>
          <table:table-cell table:number-columns-repeated="2" office:value-type="string">
            <text:p>Venezuela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ISO3166-2:VG</text:p>
          </table:table-cell>
          <table:table-cell office:value-type="string">
            <text:p>Virgin Islands, British</text:p>
          </table:table-cell>
          <table:table-cell office:value-type="string">
            <text:p>Brit Virgin-szigetek</text:p>
          </table:table-cell>
          <table:table-cell office:value-type="string">
            <text:p>Islas Vírgenes Británicas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ISO3166-2:VI</text:p>
          </table:table-cell>
          <table:table-cell office:value-type="string">
            <text:p>Virgin Islands, U.S.</text:p>
          </table:table-cell>
          <table:table-cell office:value-type="string">
            <text:p>Amerikai Virgin-szigetek</text:p>
          </table:table-cell>
          <table:table-cell office:value-type="string">
            <text:p>Islas Vírgenes Estadounidenses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ISO3166-2:VN</text:p>
          </table:table-cell>
          <table:table-cell office:value-type="string">
            <text:p>Viet Nam</text:p>
          </table:table-cell>
          <table:table-cell table:number-columns-repeated="2" office:value-type="string">
            <text:p>Vietnam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ISO3166-2:VU</text:p>
          </table:table-cell>
          <table:table-cell table:number-columns-repeated="3" office:value-type="string">
            <text:p>Vanuatu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ISO3166-2:WF</text:p>
          </table:table-cell>
          <table:table-cell office:value-type="string">
            <text:p>Wallis and Futuna</text:p>
          </table:table-cell>
          <table:table-cell office:value-type="string">
            <text:p>Wallis és Futuna</text:p>
          </table:table-cell>
          <table:table-cell office:value-type="string">
            <text:p>Wallis y Futuna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ISO3166-2:WS</text:p>
          </table:table-cell>
          <table:table-cell office:value-type="string">
            <text:p>Samoa</text:p>
          </table:table-cell>
          <table:table-cell office:value-type="string">
            <text:p>Szamoa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ISO3166-2:YE</text:p>
          </table:table-cell>
          <table:table-cell office:value-type="string">
            <text:p>Yemen</text:p>
          </table:table-cell>
          <table:table-cell office:value-type="string">
            <text:p>Jemen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ISO3166-2:YT</text:p>
          </table:table-cell>
          <table:table-cell table:number-columns-repeated="3" office:value-type="string">
            <text:p>Mayott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ISO3166-2:ZA</text:p>
          </table:table-cell>
          <table:table-cell office:value-type="string">
            <text:p>South Africa</text:p>
          </table:table-cell>
          <table:table-cell office:value-type="string">
            <text:p>Dél-afrikai Köztársaság</text:p>
          </table:table-cell>
          <table:table-cell office:value-type="string">
            <text:p>Sudáfrica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ISO3166-2:ZM</text:p>
          </table:table-cell>
          <table:table-cell table:number-columns-repeated="3" office:value-type="string">
            <text:p>Zambia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ISO3166-2:ZW</text:p>
          </table:table-cell>
          <table:table-cell table:number-columns-repeated="2" office:value-type="string">
            <text:p>Zimbabwe</text:p>
          </table:table-cell>
          <table:table-cell office:value-type="string">
            <text:p>Zimbab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3/07/2010</text:date>, <text:time>19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7T13:27:47</meta:creation-date>
    <dc:date>2010-03-07T19:56:38</dc:date>
    <meta:editing-duration>PT00H19M06S</meta:editing-duration>
    <meta:editing-cycles>3</meta:editing-cycles>
    <meta:generator>NeoOffice/3.0.1$Unix OpenOffice.org_project/Patch 0</meta:generator>
    <meta:document-statistic meta:table-count="1" meta:cell-count="1733" meta:object-count="0"/>
    <meta:user-defined meta:name=""/>
    <meta:user-defined meta:name="Info 2"/>
    <meta:user-defined meta:name="Info 3"/>
    <meta:user-defined meta:name="Info 4"/>
  </office:meta>
</office:document-meta>
</file>